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800080" fo:font-size="8pt" style:font-size-asian="8pt" style:font-size-complex="8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3f5fbf" fo:font-size="8pt" style:font-size-asian="8pt" style:font-size-complex="8pt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3f5fbf" fo:font-size="28pt" style:font-size-asian="28pt" style:font-size-complex="28pt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000000" fo:font-size="8pt" style:font-size-asian="8pt" style:font-size-complex="8pt"/>
    </style:style>
    <style:style style:name="P5" style:family="paragraph" style:parent-style-name="Preformatted_20_Text">
      <style:paragraph-properties fo:text-align="center" style:justify-single-word="false" fo:background-color="#ffffff">
        <style:background-image/>
      </style:paragraph-properties>
      <style:text-properties fo:color="#000000" fo:font-size="28pt" fo:font-weight="bold" officeooo:rsid="000e9083" officeooo:paragraph-rsid="000e9083" style:font-size-asian="28pt" style:font-weight-asian="bold" style:font-size-complex="28pt" style:font-weight-complex="bold"/>
    </style:style>
    <style:style style:name="P6" style:family="paragraph" style:parent-style-name="Preformatted_20_Text">
      <style:paragraph-properties fo:text-align="center" style:justify-single-word="false" fo:background-color="#ffffff">
        <style:background-image/>
      </style:paragraph-properties>
      <style:text-properties fo:color="#000000" fo:font-size="54pt" fo:font-weight="bold" officeooo:rsid="000e9083" officeooo:paragraph-rsid="000e9083" style:font-size-asian="54pt" style:font-weight-asian="bold" style:font-size-complex="54pt" style:font-weight-complex="bold"/>
    </style:style>
    <style:style style:name="P7" style:family="paragraph" style:parent-style-name="Preformatted_20_Text">
      <style:paragraph-properties fo:background-color="#ffffff">
        <style:background-image/>
      </style:paragraph-properties>
      <style:text-properties fo:color="#696969" fo:font-size="8pt" style:font-size-asian="8pt" style:font-size-complex="8pt"/>
    </style:style>
    <style:style style:name="P8" style:family="paragraph" style:parent-style-name="Preformatted_20_Text">
      <style:paragraph-properties fo:background-color="#ffffff">
        <style:background-image/>
      </style:paragraph-properties>
      <style:text-properties fo:color="#800080" fo:font-size="8pt" style:font-size-asian="8pt" style:font-size-complex="8pt"/>
    </style:style>
    <style:style style:name="P9" style:family="paragraph" style:parent-style-name="Preformatted_20_Text">
      <style:paragraph-properties fo:background-color="#ffffff">
        <style:background-image/>
      </style:paragraph-properties>
      <style:text-properties fo:font-size="8pt" style:font-size-asian="8pt" style:font-size-complex="8pt"/>
    </style:style>
    <style:style style:name="P10" style:family="paragraph" style:parent-style-name="Preformatted_20_Text">
      <style:paragraph-properties fo:break-before="page" fo:background-color="#ffffff">
        <style:background-image/>
      </style:paragraph-properties>
      <style:text-properties fo:color="#3f5fbf" fo:font-size="8pt" style:font-size-asian="8pt" style:font-size-complex="8pt"/>
    </style:style>
    <style:style style:name="P11" style:family="paragraph" style:parent-style-name="Preformatted_20_Text" style:master-page-name="">
      <style:paragraph-properties fo:margin-left="-1cm" fo:margin-right="-1.199cm" fo:margin-top="0cm" fo:margin-bottom="0cm" style:contextual-spacing="false" fo:text-align="center" style:justify-single-word="false" fo:text-indent="0cm" style:auto-text-indent="false" style:page-number="auto" fo:background-color="#ffffff">
        <style:background-image/>
      </style:paragraph-properties>
      <style:text-properties fo:color="#000000" fo:font-size="28pt" fo:font-weight="bold" officeooo:rsid="000e9083" officeooo:paragraph-rsid="000e9083" style:font-size-asian="28pt" style:font-weight-asian="bold" style:font-size-complex="28pt" style:font-weight-complex="bold"/>
    </style:style>
    <style:style style:name="T1" style:family="text">
      <style:text-properties fo:color="#3f5fbf"/>
    </style:style>
    <style:style style:name="T2" style:family="text">
      <style:text-properties fo:color="#5555dd"/>
    </style:style>
    <style:style style:name="T3" style:family="text">
      <style:text-properties fo:color="#004a43"/>
    </style:style>
    <style:style style:name="T4" style:family="text">
      <style:text-properties fo:color="#800000"/>
    </style:style>
    <style:style style:name="T5" style:family="text">
      <style:text-properties fo:color="#800000" fo:font-weight="bold"/>
    </style:style>
    <style:style style:name="T6" style:family="text">
      <style:text-properties fo:color="#40015a"/>
    </style:style>
    <style:style style:name="T7" style:family="text">
      <style:text-properties fo:color="#696969"/>
    </style:style>
    <style:style style:name="T8" style:family="text">
      <style:text-properties fo:color="#808030"/>
    </style:style>
    <style:style style:name="T9" style:family="text">
      <style:text-properties fo:color="#800080"/>
    </style:style>
    <style:style style:name="T10" style:family="text">
      <style:text-properties fo:color="#008c00"/>
    </style:style>
    <style:style style:name="T11" style:family="text">
      <style:text-properties fo:color="#ffffff" fo:background-color="#808000" loext:char-shading-value="0"/>
    </style:style>
    <style:style style:name="T12" style:family="text">
      <style:text-properties fo:color="#008000"/>
    </style:style>
    <style:style style:name="T13" style:family="text">
      <style:text-properties fo:color="#0000e6"/>
    </style:style>
    <style:style style:name="T14" style:family="text">
      <style:text-properties fo:color="#7d0045"/>
    </style:style>
    <style:style style:name="T15" style:family="text">
      <style:text-properties fo:color="#e34adc"/>
    </style:style>
    <style:style style:name="T16" style:family="text">
      <style:text-properties fo:color="#603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Annexe 2</text:p>
      <text:p text:style-name="P5"/>
      <text:p text:style-name="P5"/>
      <text:p text:style-name="P5"/>
      <text:p text:style-name="P5"/>
      <text:p text:style-name="P5"/>
      <text:p text:style-name="P5"/>
      <text:p text:style-name="P5">Code du module «Capteurs»</text:p>
      <text:p text:style-name="P11"><text:s/>codeEmetteurNanoVDistortion.ino</text:p>
      <text:p text:style-name="P10">/*********************************************************************</text:p>
      <text:p text:style-name="P2">*********** <text:s/>code pour l'emeteur des angles Yaw,Roll,Pitcc <text:s/>**********</text:p>
      <text:p text:style-name="P2">*********** <text:s text:c="5"/>made by the MovingTones team <text:s text:c="14"/>**********</text:p>
      <text:p text:style-name="P2">*********** <text:s text:c="13"/>website :) <text:s text:c="24"/>**********</text:p>
      <text:p text:style-name="P2">* Licensed under a Creative Commons Attribution 3.0 Unported License *</text:p>
      <text:p text:style-name="P2">**********************************************************************/</text:p>
      <text:p text:style-name="P9"/>
      <text:p text:style-name="P9"/>
      <text:p text:style-name="P9"/>
      <text:p text:style-name="P9"/>
      <text:p text:style-name="P7">/* Les angles ici envoyes seront les angles Yaw,Roll,Pich</text:p>
      <text:p text:style-name="P4"><text:span text:style-name="T7">plus d'info : </text:span><text:span text:style-name="T2">http://en.wikipedia.org/wiki/Aircraft_principal_axes</text:span><text:span text:style-name="T7"> </text:span></text:p>
      <text:p text:style-name="P7">C'est necesaire d'avoir les libreries suivantes:</text:p>
      <text:p text:style-name="P7">            * FreeSixIMU</text:p>
      <text:p text:style-name="P7">            * FIMU_ADXL345</text:p>
      <text:p text:style-name="P7">            * FIMU_ITG3200</text:p>
      <text:p text:style-name="P9"/>
      <text:p text:style-name="P7">Vous pouvez les trouver sur:</text:p>
      <text:p text:style-name="P4"><text:span text:style-name="T2">http://bildr.org/2012/03/stable-orientation-digital-imu-6dof-arduino/</text:span><text:span text:style-name="T7">*/</text:span></text:p>
      <text:p text:style-name="P9"/>
      <text:p text:style-name="P9"/>
      <text:p text:style-name="P7">//Importation des bilbiotheques</text:p>
      <text:p text:style-name="P9"/>
      <text:p text:style-name="P4"><text:span text:style-name="T3">        #include </text:span><text:span text:style-name="T4">&lt;</text:span><text:span text:style-name="T6">FreeSixIMU.h</text:span><text:span text:style-name="T4">&gt;</text:span></text:p>
      <text:p text:style-name="P4"><text:span text:style-name="T3">        #include </text:span><text:span text:style-name="T4">&lt;</text:span><text:span text:style-name="T6">FIMU_ADXL345.h</text:span><text:span text:style-name="T4">&gt;</text:span></text:p>
      <text:p text:style-name="P4"><text:span text:style-name="T3">        #include </text:span><text:span text:style-name="T4">&lt;</text:span><text:span text:style-name="T6">FIMU_ITG3200.h</text:span><text:span text:style-name="T4">&gt;</text:span></text:p>
      <text:p text:style-name="P4"><text:span text:style-name="T3">        #include </text:span><text:span text:style-name="T4">&lt;</text:span><text:span text:style-name="T6">Wire.h</text:span><text:span text:style-name="T4">&gt;</text:span></text:p>
      <text:p text:style-name="P4"><text:s text:c="8"/></text:p>
      <text:p text:style-name="P4"><text:s text:c="8"/></text:p>
      <text:p text:style-name="P4"><text:span text:style-name="T5">float</text:span> angles<text:span text:style-name="T8">[</text:span><text:span text:style-name="T10">3</text:span><text:span text:style-name="T8">]</text:span><text:span text:style-name="T9">;</text:span> <text:s text:c="27"/><text:span text:style-name="T7">//Ici on va stocker les angles.</text:span></text:p>
      <text:p text:style-name="P7">//float accel[3]; <text:s text:c="25"/>//Si jamais on a besoin des accelerations</text:p>
      <text:p text:style-name="P4">FreeSixIMU sixDOF <text:span text:style-name="T8">=</text:span> FreeSixIMU<text:span text:style-name="T8">()</text:span><text:span text:style-name="T9">;</text:span> <text:s text:c="9"/><text:span text:style-name="T7">// Set the FreeSixIMU object</text:span></text:p>
      <text:p text:style-name="P9"/>
      <text:p text:style-name="P9"/>
      <text:p text:style-name="P9"/>
      <text:p text:style-name="P4"><text:span text:style-name="T5">void</text:span> setup<text:span text:style-name="T8">()</text:span> <text:span text:style-name="T9">{</text:span></text:p>
      <text:p text:style-name="P4"><text:s text:c="2"/></text:p>
      <text:p text:style-name="P4"><text:s text:c="8"/>Wire<text:span text:style-name="T8">.</text:span>begin<text:span text:style-name="T8">()</text:span><text:span text:style-name="T9">;</text:span></text:p>
      <text:p text:style-name="P4"><text:s text:c="8"/>Serial<text:span text:style-name="T8">.</text:span>begin<text:span text:style-name="T8">(</text:span><text:span text:style-name="T10">57600</text:span><text:span text:style-name="T8">)</text:span><text:span text:style-name="T9">;</text:span> <text:s text:c="11"/><text:span text:style-name="T7">//C'est necesaire pour envoyer les messages via XBee</text:span></text:p>
      <text:p text:style-name="P4"><text:s text:c="8"/>delay<text:span text:style-name="T8">(</text:span><text:span text:style-name="T10">5</text:span><text:span text:style-name="T8">)</text:span><text:span text:style-name="T9">;</text:span></text:p>
      <text:p text:style-name="P4"><text:s text:c="8"/>sixDOF<text:span text:style-name="T8">.</text:span>init<text:span text:style-name="T8">()</text:span><text:span text:style-name="T9">;</text:span> <text:s text:c="18"/><text:span text:style-name="T7">//begin the IMU</text:span></text:p>
      <text:p text:style-name="P4"><text:s text:c="8"/>delay<text:span text:style-name="T8">(</text:span><text:span text:style-name="T10">5</text:span><text:span text:style-name="T8">)</text:span><text:span text:style-name="T9">;</text:span></text:p>
      <text:p text:style-name="P8">}</text:p>
      <text:p text:style-name="P9"/>
      <text:p text:style-name="P4"><text:span text:style-name="T5">void</text:span> loop<text:span text:style-name="T8">()</text:span> <text:span text:style-name="T9">{</text:span></text:p>
      <text:p text:style-name="P4"><text:s text:c="2"/></text:p>
      <text:p text:style-name="P4"><text:s text:c="2"/></text:p>
      <text:p text:style-name="P4"><text:s text:c="6"/><text:span text:style-name="T7">//sixDOF.getEuler(angles); <text:s text:c="13"/>//Si jamais on a besoin des angles d'euler</text:span></text:p>
      <text:p text:style-name="P4"><text:s text:c="6"/><text:span text:style-name="T7">//sixDOF.getValues(accel); <text:s text:c="13"/>//Si jamais on a besoin des accelerations</text:span></text:p>
      <text:p text:style-name="P4"><text:s text:c="6"/>sixDOF<text:span text:style-name="T8">.</text:span>getYawPitchRoll<text:span text:style-name="T8">(</text:span>angles<text:span text:style-name="T8">)</text:span><text:span text:style-name="T9">;</text:span> <text:s text:c="7"/><text:span text:style-name="T7">//On a choisi d'utiliser ces angles car sont plus intuitives dans le mouvement</text:span></text:p>
      <text:p text:style-name="P4"><text:s text:c="6"/></text:p>
      <text:p text:style-name="P4"><text:s text:c="6"/>angles<text:span text:style-name="T8">[</text:span><text:span text:style-name="T10">0</text:span><text:span text:style-name="T8">]=</text:span><text:span text:style-name="T16">abs</text:span><text:span text:style-name="T8">(</text:span>angles<text:span text:style-name="T8">[</text:span><text:span text:style-name="T10">0</text:span><text:span text:style-name="T8">])</text:span><text:span text:style-name="T9">;</text:span> <text:s text:c="15"/><text:span text:style-name="T7">// Comme l'angle va de -180 a +180 on le change pour etre de 0 --- 150--180--150--0 etc...</text:span></text:p>
      <text:p text:style-name="P4"><text:s text:c="6"/></text:p>
      <text:p text:style-name="P4"><text:s text:c="6"/><text:span text:style-name="T7">//Mais en fait l'angle Yaw va de -180 jusqu'a +180, donc on va se restrindre a la plage 0 180.</text:span></text:p>
      <text:p text:style-name="P4"><text:s text:c="6"/><text:span text:style-name="T7">//</text:span><text:span text:style-name="T11">TODO: Take advantaje of this large angle.</text:span></text:p>
      <text:p text:style-name="P4"><text:s text:c="5"/><text:span text:style-name="T7">// if (angles[0]&gt;180){angles[0]=180;}</text:span></text:p>
      <text:p text:style-name="P4"><text:s text:c="5"/><text:span text:style-name="T7">// if (angles[0]&lt;0){angles[0]=0;}</text:span></text:p>
      <text:p text:style-name="P4"><text:s text:c="6"/></text:p>
      <text:p text:style-name="P4"><text:s text:c="6"/>angles<text:span text:style-name="T8">[</text:span><text:span text:style-name="T10">1</text:span><text:span text:style-name="T8">]=</text:span>angles<text:span text:style-name="T8">[</text:span><text:span text:style-name="T10">1</text:span><text:span text:style-name="T8">]+</text:span><text:span text:style-name="T10">90</text:span><text:span text:style-name="T9">;</text:span> <text:s text:c="13"/><text:span text:style-name="T7">// Comme l'angle va de -90 a +90 on le change pour etre de 0 a 180</text:span></text:p>
      <text:p text:style-name="P4"><text:s text:c="6"/>angles<text:span text:style-name="T8">[</text:span><text:span text:style-name="T10">2</text:span><text:span text:style-name="T8">]=</text:span>angles<text:span text:style-name="T8">[</text:span><text:span text:style-name="T10">2</text:span><text:span text:style-name="T8">]+</text:span><text:span text:style-name="T10">90</text:span><text:span text:style-name="T9">;</text:span> <text:s text:c="13"/><text:span text:style-name="T7">// Comme l'angle va de -90 a +90 on le change pour etre de 0 a 180</text:span></text:p>
      <text:p text:style-name="P4"><text:s text:c="6"/></text:p>
      <text:p text:style-name="P4"><text:s text:c="6"/></text:p>
      <text:p text:style-name="P4"><text:s text:c="6"/><text:span text:style-name="T7">//Si on a besoin de voir les angles qu'on envoie, on peut les afficher sur l'ecran de l'ordinateur</text:span></text:p>
      <text:p text:style-name="P4"><text:s text:c="6"/><text:span text:style-name="T7">//Mais il y aura des problemes dans les messages recoit par la pedale: L'ordinateur et le Xbee utilisent le meme port serial de l'arduino nano (unique)</text:span></text:p>
      <text:p text:style-name="P4"><text:s text:c="6"/></text:p>
      <text:p text:style-name="P4"><text:s text:c="12"/><text:span text:style-name="T7">/* Serial.print(angles[0]);</text:span></text:p>
      <text:p text:style-name="P7">              Serial.print(" | ");</text:p>
      <text:p text:style-name="P7">              Serial.print(angles[1]);</text:p>
      <text:p text:style-name="P7">              Serial.print(" | ");</text:p>
      <text:p text:style-name="P7">              Serial.print(angles[2]);</text:p>
      <text:p text:style-name="P7">              Serial.println();*/</text:p>
      <text:p text:style-name="P4"><text:s text:c="14"/></text:p>
      <text:p text:style-name="P4"><text:s text:c="4"/></text:p>
      <text:p text:style-name="P4"><text:s text:c="6"/>envoyeAngles<text:span text:style-name="T8">(</text:span>angles<text:span text:style-name="T8">[</text:span><text:span text:style-name="T10">1</text:span><text:span text:style-name="T8">],</text:span>angles<text:span text:style-name="T8">[</text:span><text:span text:style-name="T10">0</text:span><text:span text:style-name="T8">],</text:span>angles<text:span text:style-name="T8">[</text:span><text:span text:style-name="T10">2</text:span><text:span text:style-name="T8">])</text:span><text:span text:style-name="T9">;</text:span> <text:s text:c="5"/><text:span text:style-name="T7">//On envoie finnalement les angles a la pedale a travers du port Serial. <text:s text:c="5"/></text:span></text:p>
      <text:p text:style-name="P9"/>
      <text:p text:style-name="P4"><text:s text:c="8"/></text:p>
      <text:p text:style-name="P4"><text:soft-page-break/><text:s text:c="4"/></text:p>
      <text:p text:style-name="P9"/>
      <text:p text:style-name="P8">}</text:p>
      <text:p text:style-name="P9"/>
      <text:p text:style-name="P9"/>
      <text:p text:style-name="P4"><text:span text:style-name="T5">void</text:span> envoyeAngles<text:span text:style-name="T8">(</text:span><text:span text:style-name="T5">float</text:span> psi<text:span text:style-name="T8">,</text:span> <text:span text:style-name="T5">float</text:span> theta<text:span text:style-name="T8">,</text:span> <text:span text:style-name="T5">float</text:span> phi<text:span text:style-name="T8">)</text:span><text:span text:style-name="T9">{</text:span></text:p>
      <text:p text:style-name="P4"><text:s text:c="8"/></text:p>
      <text:p text:style-name="P4"><text:s text:c="10"/>int16_t psiInt <text:span text:style-name="T8">=</text:span> <text:span text:style-name="T8">(</text:span>int16_t<text:span text:style-name="T8">)(</text:span>psi<text:span text:style-name="T8">)</text:span><text:span text:style-name="T9">;</text:span> <text:s text:c="11"/><text:span text:style-name="T7">//On va envoyer des integers, car c'est plus facile et on n'a pas besoin d'assez de precition</text:span></text:p>
      <text:p text:style-name="P4"><text:s text:c="10"/>int16_t thetaInt <text:span text:style-name="T8">=</text:span> <text:span text:style-name="T8">(</text:span>int16_t<text:span text:style-name="T8">)(</text:span>theta<text:span text:style-name="T8">)</text:span><text:span text:style-name="T9">;</text:span> <text:s text:c="7"/><text:span text:style-name="T7">//On va envoyer des integers, car c'est plus facile et on n'a pas besoin d'assez de precition</text:span></text:p>
      <text:p text:style-name="P4"><text:s text:c="10"/>int16_t phiInt <text:span text:style-name="T8">=</text:span> <text:span text:style-name="T8">(</text:span>int16_t<text:span text:style-name="T8">)(</text:span>phi<text:span text:style-name="T8">)</text:span><text:span text:style-name="T9">;</text:span> <text:s text:c="11"/><text:span text:style-name="T7">//On va envoyer des integers, car c'est plus facile et on n'a pas besoin d'assez de precition</text:span></text:p>
      <text:p text:style-name="P4"><text:s text:c="10"/></text:p>
      <text:p text:style-name="P4"><text:s text:c="10"/><text:span text:style-name="T7">//Ici, pour chaque angle en variable type integer, on va lui diviser en deux octets en on va lui envoyer un par un</text:span></text:p>
      <text:p text:style-name="P4"><text:s text:c="10"/><text:span text:style-name="T7">//Toud d'abord on envoye le "header" qui est 0xAAAA= -21846</text:span></text:p>
      <text:p text:style-name="P4"><text:s text:c="10"/>Serial<text:span text:style-name="T8">.</text:span>write<text:span text:style-name="T8">(</text:span><text:span text:style-name="T12">0xAAAA</text:span><text:span text:style-name="T8">/</text:span> <text:span text:style-name="T10">256</text:span><text:span text:style-name="T8">)</text:span><text:span text:style-name="T9">;</text:span> <text:s text:c="3"/><text:span text:style-name="T7">//on envoye la premiere partie</text:span></text:p>
      <text:p text:style-name="P4"><text:s text:c="10"/>Serial<text:span text:style-name="T8">.</text:span>write<text:span text:style-name="T8">(</text:span><text:span text:style-name="T12">0xAAAA</text:span><text:span text:style-name="T8">%</text:span> <text:span text:style-name="T10">256</text:span><text:span text:style-name="T8">)</text:span><text:span text:style-name="T9">;</text:span> <text:s text:c="3"/><text:span text:style-name="T7">//on envoye la deuxieme partie</text:span></text:p>
      <text:p text:style-name="P9"/>
      <text:p text:style-name="P4"><text:s text:c="10"/>Serial<text:span text:style-name="T8">.</text:span>write<text:span text:style-name="T8">(</text:span>psiInt <text:span text:style-name="T8">/</text:span> <text:span text:style-name="T10">256</text:span><text:span text:style-name="T8">)</text:span><text:span text:style-name="T9">;</text:span> <text:s text:c="2"/><text:span text:style-name="T7">//on envoye la premiere partie</text:span></text:p>
      <text:p text:style-name="P4"><text:s text:c="10"/>Serial<text:span text:style-name="T8">.</text:span>write<text:span text:style-name="T8">(</text:span>psiInt<text:span text:style-name="T8">%</text:span> <text:span text:style-name="T10">256</text:span><text:span text:style-name="T8">)</text:span><text:span text:style-name="T9">;</text:span> <text:s text:c="3"/><text:span text:style-name="T7">//on envoye la deuxieme partie</text:span></text:p>
      <text:p text:style-name="P9"/>
      <text:p text:style-name="P4"><text:s text:c="10"/>Serial<text:span text:style-name="T8">.</text:span>write<text:span text:style-name="T8">(</text:span>thetaInt <text:span text:style-name="T8">/</text:span> <text:span text:style-name="T10">256</text:span><text:span text:style-name="T8">)</text:span><text:span text:style-name="T9">;</text:span> <text:s/><text:span text:style-name="T7">//on envoye la premiere partie</text:span></text:p>
      <text:p text:style-name="P4"><text:s text:c="10"/>Serial<text:span text:style-name="T8">.</text:span>write<text:span text:style-name="T8">(</text:span>thetaInt<text:span text:style-name="T8">%</text:span> <text:span text:style-name="T10">256</text:span><text:span text:style-name="T8">)</text:span><text:span text:style-name="T9">;</text:span> <text:s text:c="5"/></text:p>
      <text:p text:style-name="P4"><text:s text:c="8"/></text:p>
      <text:p text:style-name="P4"><text:s text:c="8"/></text:p>
      <text:p text:style-name="P4"><text:s text:c="10"/>Serial<text:span text:style-name="T8">.</text:span>write<text:span text:style-name="T8">(</text:span>phiInt<text:span text:style-name="T8">/</text:span> <text:span text:style-name="T10">256</text:span><text:span text:style-name="T8">)</text:span><text:span text:style-name="T9">;</text:span> <text:s text:c="3"/><text:span text:style-name="T7">//on envoye la premiere partie</text:span></text:p>
      <text:p text:style-name="P4"><text:s text:c="10"/>Serial<text:span text:style-name="T8">.</text:span>write<text:span text:style-name="T8">(</text:span>phiInt<text:span text:style-name="T8">%</text:span> <text:span text:style-name="T10">256</text:span><text:span text:style-name="T8">)</text:span><text:span text:style-name="T9">;</text:span> <text:s text:c="3"/><text:span text:style-name="T7">//on envoye la deuxieme partie</text:span></text:p>
      <text:p text:style-name="P9"/>
      <text:p text:style-name="P1">}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94cm" fo:margin-right="0.83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6T16:01:26.606850801</meta:creation-date>
    <dc:date>2014-12-16T16:08:57.633466005</dc:date>
    <meta:editing-duration>P0D</meta:editing-duration>
    <meta:editing-cycles>1</meta:editing-cycles>
    <meta:generator>LibreOffice/4.2.7.2$Linux_x86 LibreOffice_project/420m0$Build-2</meta:generator>
    <meta:document-statistic meta:table-count="0" meta:image-count="0" meta:object-count="0" meta:page-count="3" meta:paragraph-count="87" meta:word-count="479" meta:character-count="4286" meta:non-whitespace-character-count="3072"/>
  </office:meta>
</office:document-meta>
</file>